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" style:family="table">
      <style:table-properties style:width="17.2cm" table:align="margins" style:writing-mode="lr-tb"/>
    </style:style>
    <style:style style:name="item.A" style:family="table-column">
      <style:table-column-properties style:column-width="1.799cm" style:rel-column-width="6855*"/>
    </style:style>
    <style:style style:name="item.B" style:family="table-column">
      <style:table-column-properties style:column-width="8.901cm" style:rel-column-width="33913*"/>
    </style:style>
    <style:style style:name="item.C" style:family="table-column">
      <style:table-column-properties style:column-width="6.5cm" style:rel-column-width="24767*"/>
    </style:style>
    <style:style style:name="item.A1" style:family="table-cell">
      <style:table-cell-properties fo:padding-left="0.101cm" fo:padding-right="0.101cm" fo:padding-top="0cm" fo:padding-bottom="0cm" fo:border-left="none" fo:border-right="none" fo:border-top="0.05pt solid #000000" fo:border-bottom="none"/>
    </style:style>
    <style:style style:name="item.A2" style:family="table-cell">
      <style:table-cell-properties fo:padding-left="0.101cm" fo:padding-right="0.101cm" fo:padding-top="0cm" fo:padding-bottom="0cm" fo:border="none"/>
    </style:style>
    <style:style style:name="Tableau2" style:family="table">
      <style:table-properties style:width="17.2cm" table:align="margins" style:writing-mode="lr-tb"/>
    </style:style>
    <style:style style:name="Tableau2.A" style:family="table-column">
      <style:table-column-properties style:column-width="10.7cm" style:rel-column-width="40768*"/>
    </style:style>
    <style:style style:name="Tableau2.B" style:family="table-column">
      <style:table-column-properties style:column-width="6.5cm" style:rel-column-width="24767*"/>
    </style:style>
    <style:style style:name="Tableau2.A1" style:family="table-cell">
      <style:table-cell-properties fo:padding-left="0.101cm" fo:padding-right="0.101cm" fo:padding-top="0cm" fo:padding-bottom="0cm" fo:border-left="none" fo:border-right="none" fo:border-top="0.05pt dotted #008000" fo:border-bottom="none"/>
    </style:style>
    <style:style style:name="P1" style:family="paragraph" style:parent-style-name="Table_20_Contents">
      <style:paragraph-properties fo:margin-left="0cm" fo:margin-right="0cm" fo:line-height="100%" fo:text-align="start" style:justify-single-word="false" fo:text-indent="0cm" style:auto-text-indent="false" fo:padding="0cm" fo:border="none" style:shadow="none"/>
      <style:text-properties fo:font-variant="normal" fo:text-transform="none" fo:color="#000000" style:font-name="Verdana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Verdana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Appy_20_Table_20_Contents" style:master-page-name="Standard">
      <style:paragraph-properties fo:margin-left="0cm" fo:margin-right="0cm" fo:line-height="100%" fo:text-align="start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Verdana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Appy_20_Table_20_Contents">
      <style:paragraph-properties fo:margin-left="0cm" fo:margin-right="0cm" fo:line-height="100%" fo:text-align="center" style:justify-single-word="false" fo:text-indent="0cm" style:auto-text-indent="false" fo:padding="0cm" fo:border="none"/>
      <style:text-properties fo:font-variant="normal" fo:text-transform="none" style:font-name="Verdana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Verdana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 style:shadow="none"/>
      <style:text-properties fo:font-variant="normal" fo:text-transform="none" style:font-name="Verdana" fo:font-size="10pt" style:text-underline-style="solid" style:text-underline-width="auto" style:text-underline-color="font-color" fo:font-weight="bold" officeooo:paragraph-rsid="001ccd7d" style:font-size-asian="10pt" style:font-weight-asian="bold" style:font-name-complex="Arial" style:font-size-complex="10pt" style:font-weight-complex="bold"/>
    </style:style>
    <style:style style:name="P1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 style:shadow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0121" style:font-weight-asian="normal" style:font-weight-complex="normal"/>
    </style:style>
    <style:style style:name="T4" style:family="text">
      <style:text-properties style:text-underline-style="none" fo:font-weight="normal" officeooo:rsid="0013aeea" style:font-weight-asian="normal" style:font-weight-complex="normal"/>
    </style:style>
    <style:style style:name="T5" style:family="text">
      <style:text-properties style:text-underline-style="none" fo:font-weight="normal" officeooo:rsid="0014f92f" style:font-weight-asian="normal" style:font-weight-complex="normal"/>
    </style:style>
    <style:style style:name="T6" style:family="text">
      <style:text-properties style:text-underline-style="none" fo:font-weight="normal" officeooo:rsid="001c1e27" style:font-weight-asian="normal" style:font-weight-complex="normal"/>
    </style:style>
    <style:style style:name="T7" style:family="text">
      <style:text-properties style:text-underline-style="none" fo:font-weight="normal" officeooo:rsid="001c6df1" style:font-weight-asian="normal" style:font-weight-complex="normal"/>
    </style:style>
    <style:style style:name="T8" style:family="text">
      <style:text-properties style:text-underline-style="none" fo:font-weight="normal" officeooo:rsid="001ccabc" style:font-weight-asian="normal" style:font-weight-complex="normal"/>
    </style:style>
    <style:style style:name="T9" style:family="text">
      <style:text-properties style:text-underline-style="none" fo:font-weight="normal" officeooo:rsid="001fb31b" style:font-weight-asian="normal" style:font-weight-complex="normal"/>
    </style:style>
    <style:style style:name="T10" style:family="text">
      <style:text-properties style:text-underline-style="none" officeooo:rsid="001ccab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64f6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bc30f"/>
    </style:style>
    <style:style style:name="T17" style:family="text">
      <style:text-properties officeooo:rsid="001ccabc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nthèse des avis du Directeur Financier</text:p>
      <text:p text:style-name="P9"/>
      <text:section text:style-name="Sect1" text:name="object">
        <table:table table:name="item" table:style-name="item">
          <table:table-column table:style-name="item.A"/>
          <table:table-column table:style-name="item.B"/>
          <table:table-column table:style-name="item.C"/>
          <table:table-row>
            <table:table-cell table:style-name="item.A1" office:value-type="string">
              <text:p text:style-name="P3"><office:annotation><dc:creator>André NUYENS</dc:creator><dc:date>2014-12-23T16:16:34</dc:date><text:p text:style-name="P14"><text:span text:style-name="T18">do section- for data in view.finance_advices_data(brains)</text:span></text:p></office:annotation><office:annotation><dc:creator>Auteur inconnu</dc:creator><dc:date>2015-10-29T17:00:14.202060050</dc:date><text:list text:style-name=""><text:list-item><text:p text:style-name="P15"><text:span text:style-name="T19">do table with item = data['item']</text:span></text:p></text:list-item></text:list></office:annotation>Objet<text:span text:style-name="T1">: </text:span></text:p>
            </table:table-cell>
            <table:table-cell table:style-name="item.A1" table:number-columns-spanned="2" office:value-type="string">
              <text:p text:style-name="P11"><text:span text:style-name="T16"><text:text-input text:description="">item.Title()</text:text-input></text:span></text:p>
            </table:table-cell>
            <table:covered-table-cell/>
          </table:table-row>
          <table:table-row>
            <table:table-cell table:style-name="item.A2" table:number-columns-spanned="2" office:value-type="string">
              <text:p text:style-name="P1">Groupe proposant<text:span text:style-name="T1">:</text:span> <text:span text:style-name="T3"><text:text-input text:description="">item.displayValue(item.listProposingGroups(), item.getProposingGroup())</text:text-input></text:span></text:p>
            </table:table-cell>
            <table:covered-table-cell/>
            <table:table-cell table:style-name="item.A2" office:value-type="string">
              <text:p text:style-name="P1">Date de la séance<text:span text:style-name="T1">: </text:span><text:span text:style-name="T9"><text:text-input text:description="">item.getMeeting() and view.plone.toLocalizedTime(item.getMeeting().getDate()) or '-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office:annotation><dc:creator>Auteur inconnu</dc:creator><dc:date>2015-10-29T17:02:30.809839509</dc:date><text:list text:continue-numbering="true" text:style-name=""><text:list-item><text:p text:style-name="P15"><text:span text:style-name="T19">do row for advice in data['advices']</text:span></text:p></text:list-item></text:list></office:annotation>Groupe émetteur d'avis<text:span text:style-name="T1">:</text:span><text:span text:style-name="T2"> </text:span><text:span text:style-name="T6"><text:text-input text:description="">advice['name']</text:text-input></text:span></text:p>
              <text:p text:style-name="P2">Type de l'avis<text:span text:style-name="T1">:</text:span><text:span text:style-name="T2"> </text:span><text:span text:style-name="T8"><text:text-input text:description="">advice['type_translated']</text:text-input></text:span></text:p>
              <text:p text:style-name="P2"/>
              <text:p text:style-name="P12"><text:span text:style-name="T17"><office:annotation><dc:creator>André NUYENS</dc:creator><dc:date>2015-02-06T09:09:55</dc:date><text:p text:style-name="P14"><text:span text:style-name="T18">do text for annex in advice['annexIndex']</text:span></text:p></office:annotation></text:span><text:span text:style-name="T17">Annexe de l'avis</text:span><text:span text:style-name="T10">: </text:span><text:span text:style-name="T8"><text:text-input text:description="">annex['Title']</text:text-input></text:span></text:p>
            </table:table-cell>
            <table:table-cell table:style-name="Tableau2.A1" office:value-type="string">
              <text:p text:style-name="P5"><text:span text:style-name="T11">Date de l'avis</text:span>:<text:span text:style-name="T13"> </text:span><text:span text:style-name="T14"><text:text-input text:description="">advice['advice_given_on'] and advice['advice_given_on_localized'] or 'Passé outre'</text:text-input></text:span></text:p>
            </table:table-cell>
          </table:table-row>
        </table:table>
        <text:section text:style-name="Sect1" text:name="annexes">
          <text:p text:style-name="P13"/>
        </text:section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Appy_20_Table_20_Contents" style:master-page-name="Standard">
      <style:paragraph-properties fo:margin-left="0cm" fo:margin-right="0cm" fo:line-height="100%" fo:text-align="start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15-10-29T17:21:25.589504800">29 octobre 2015</text:date></text:p>
            </table:table-cell>
            <table:table-cell office:value-type="string">
              <text:p text:style-name="MP3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15-10-29T17:21:25.519514577</dc:date>
    <meta:print-date>2011-03-21T10:39:00</meta:print-date>
    <meta:editing-cycles>214</meta:editing-cycles>
    <meta:editing-duration>PT23H59M54S</meta:editing-duration>
    <meta:generator>LibreOffice/4.2.8.2$Linux_X86_64 LibreOffice_project/420m0$Build-2</meta:generator>
    <meta:document-statistic meta:table-count="3" meta:image-count="0" meta:object-count="0" meta:page-count="1" meta:paragraph-count="12" meta:word-count="64" meta:character-count="509" meta:non-whitespace-character-count="470"/>
    <meta:user-defined meta:name="Info 1"/>
    <meta:user-defined meta:name="Info 2"/>
    <meta:user-defined meta:name="Info 3"/>
    <meta:user-defined meta:name="Info 4"/>
  </office:meta>
</office:document-meta>
</file>